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300F00395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169cm"/>
    </style:style>
    <style:style style:name="pr2" style:family="presentation" style:parent-style-name="Default-subtitle">
      <style:graphic-properties draw:fill-color="#ffffff" draw:auto-grow-height="true" fo:min-height="19.474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auto-grow-height="true" fo:min-height="4.524cm"/>
    </style:style>
    <style:style style:name="pr5" style:family="presentation" style:parent-style-name="Default-outline1">
      <style:graphic-properties fo:min-height="19.223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title">
      <style:graphic-properties fo:min-height="4.27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text-position="super 58%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60pt" fo:font-style="italic" style:font-size-asian="60pt" style:font-style-asian="italic" style:font-size-complex="60pt" style:font-style-complex="italic"/>
    </style:style>
    <style:style style:name="T5" style:family="text">
      <style:text-properties fo:font-size="36pt" fo:font-style="normal" style:font-size-asian="36pt" style:font-style-asian="normal" style:font-size-complex="36pt" style:font-style-complex="normal"/>
    </style:style>
    <text:list-style style:name="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 text:min-label-width="1.128cm"/>
        <style:text-properties fo:font-family="'Helvetica Neue Light'" style:font-pitch="variable" fo:color="#ffffff" fo:font-size="46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9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10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32.507cm" svg:height="10.669cm" svg:x="1.993cm" svg:y="-4.669cm" presentation:class="title" presentation:user-transformed="true">
          <draw:text-box>
            <text:p text:style-name="P1"><text:line-break/><text:line-break/><text:span text:style-name="T1">Unicode and how to save your language in the age of Open Web</text:span></text:p>
          </draw:text-box>
        </draw:frame>
        <draw:frame presentation:style-name="pr2" draw:text-style-name="P2" draw:layer="layout" svg:width="31.75cm" svg:height="19.474cm" svg:x="2.187cm" svg:y="5.509cm" presentation:class="subtitle">
          <draw:text-box>
            <text:p text:style-name="P2"/>
            <text:p text:style-name="P2">Kartik Mistry</text:p>
            <text:p text:style-name="P2"><text:a xlink:href="mailto:kartik@debian.org">kartik@debian.org</text:a></text:p>
            <text:p text:style-name="P2"><text:a xlink:href="mailto:kartik@flightnetwork.com">kartik@flightnetwork.com</text:a></text:p>
            <text:p text:style-name="P2">Free Culture Road Show, CEPT, Ahmedabad</text:p>
            <text:p text:style-name="P2">18<text:span text:style-name="T2">th</text:span> December, 2009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32.507cm" svg:height="4.524cm" svg:x="1.806cm" svg:y="0.18cm" presentation:class="title" presentation:user-transformed="true">
          <draw:text-box>
            <text:p>Who and Why?</text:p>
          </draw:text-box>
        </draw:frame>
        <draw:frame presentation:style-name="pr5" draw:layer="layout" svg:width="31.75cm" svg:height="19.473cm" svg:x="2.187cm" svg:y="5.509cm" presentation:class="outline">
          <draw:text-box>
            <text:list text:style-name="L2">
              <text:list-item>
                <text:p>કાર્તિક મિસ્ત્રી</text:p>
              </text:list-item>
              <text:list-item>
                <text:p>Promoting use of Unicode everywhere: Blogs, Websites, Content, My son's homework, Programming, Debian Developer, Contributor to many projects</text:p>
              </text:list-item>
              <text:list-item>
                <text:p>Because my Language matters!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32.507cm" svg:height="4.273cm" svg:x="1.806cm" svg:y="0.205cm" presentation:class="title" presentation:user-transformed="true">
          <draw:text-box>
            <text:p>Some years back..</text:p>
          </draw:text-box>
        </draw:frame>
        <draw:frame presentation:style-name="pr5" draw:layer="layout" svg:width="31.75cm" svg:height="19.473cm" svg:x="2.187cm" svg:y="5.509cm" presentation:class="outline" presentation:user-transformed="true">
          <draw:text-box>
            <text:list text:style-name="L2">
              <text:list-item>
                <text:p>Non-Unicode fonts and contents floating everywhere</text:p>
              </text:list-item>
              <text:list-item>
                <text:p>You can't use same content without re-writing it..</text:p>
              </text:list-item>
              <text:list-item>
                <text:p>You've to download fonts to 'see' particular site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32.507cm" svg:height="4.273cm" svg:x="1.806cm" svg:y="0.205cm" presentation:class="title" presentation:user-transformed="true">
          <draw:text-box>
            <text:p>Ancient things</text:p>
          </draw:text-box>
        </draw:frame>
        <draw:frame presentation:style-name="pr5" draw:layer="layout" svg:width="31.75cm" svg:height="19.473cm" svg:x="2.187cm" svg:y="7.509cm" presentation:class="outline" presentation:user-transformed="true">
          <draw:text-box>
            <text:list text:style-name="L2">
              <text:list-item>
                <text:p>Technology</text:p>
              </text:list-item>
              <text:list-item>
                <text:p>Browsers</text:p>
              </text:list-item>
              <text:list-item>
                <text:p>Awareness</text:p>
              </text:list-item>
              <text:list-item>
                <text:p>Ignoranc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32.507cm" svg:height="4.273cm" svg:x="1.806cm" svg:y="0.305cm" presentation:class="title" presentation:user-transformed="true">
          <draw:text-box>
            <text:p>Now</text:p>
          </draw:text-box>
        </draw:frame>
        <draw:frame presentation:style-name="pr5" draw:layer="layout" svg:width="31.75cm" svg:height="19.473cm" svg:x="2.187cm" svg:y="5.509cm" presentation:class="outline">
          <draw:text-box>
            <text:list text:style-name="L2">
              <text:list-item>
                <text:p>Yay! Unicode is here! Major companies, platform support</text:p>
              </text:list-item>
              <text:list-item>
                <text:p>Almost all modern browsers support without (almost) any issue</text:p>
              </text:list-item>
              <text:list-item>
                <text:p>Searching is easy (i.e. possible!)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32.507cm" svg:height="4.273cm" svg:x="1.806cm" svg:y="0.305cm" presentation:class="title" presentation:user-transformed="true">
          <draw:text-box>
            <text:p>Examples</text:p>
          </draw:text-box>
        </draw:frame>
        <draw:frame presentation:style-name="pr5" draw:layer="layout" svg:width="31.75cm" svg:height="19.473cm" svg:x="2.187cm" svg:y="5.509cm" presentation:class="outline">
          <draw:text-box>
            <text:list text:style-name="L2">
              <text:list-item>
                <text:p>GujaratiLexicon: Entire DB in Gujarati Unicode</text:p>
              </text:list-item>
              <text:list-item>
                <text:p>Google Search</text:p>
              </text:list-item>
              <text:list-item>
                <text:p>Google Dictionary (Language1--&gt;Language2)</text:p>
              </text:list-item>
              <text:list-item>
                <text:p>Blogs, Content, News sites</text:p>
              </text:list-item>
              <text:list-item>
                <text:p>Transliteration, Browser plug-ins</text:p>
              </text:list-item>
              <text:list-item>
                <text:p>Spellcheckers!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32.507cm" svg:height="4.273cm" svg:x="1.806cm" svg:y="0.305cm" presentation:class="title" presentation:user-transformed="true">
          <draw:text-box>
            <text:p>Future</text:p>
          </draw:text-box>
        </draw:frame>
        <draw:frame presentation:style-name="pr5" draw:layer="layout" svg:width="31.75cm" svg:height="19.473cm" svg:x="2.187cm" svg:y="5.509cm" presentation:class="outline" presentation:user-transformed="true">
          <draw:text-box>
            <text:list text:style-name="L2">
              <text:list-item>
                <text:p>End of Non-Unicode font era (way to go yet..)</text:p>
              </text:list-item>
              <text:list-item>
                <text:p>More content to come</text:p>
              </text:list-item>
              <text:list-item>
                <text:p>Bi/Multilingual sites on the rise</text:p>
              </text:list-item>
              <text:list-item>
                <text:p>Translation</text:p>
              </text:list-item>
              <text:list-item>
                <text:p>Preserving your language in digital ag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32.507cm" svg:height="4.273cm" svg:x="1.806cm" svg:y="0.305cm" presentation:class="title" presentation:user-transformed="true">
          <draw:text-box>
            <text:p>That's all!</text:p>
          </draw:text-box>
        </draw:frame>
        <draw:frame presentation:style-name="pr5" draw:text-style-name="P3" draw:layer="layout" svg:width="31.75cm" svg:height="19.473cm" svg:x="2.187cm" svg:y="5.509cm" presentation:class="outline">
          <draw:text-box>
            <text:list text:style-name="L2">
              <text:list-item>
                <text:p text:style-name="P3"><text:span text:style-name="T3">Questions?</text:span></text:p>
              </text:list-item>
              <text:list-item>
                <text:p text:style-name="P3"><text:span text:style-name="T4">Contact Me!</text:span></text:p>
              </text:list-item>
            </text:list>
            <text:p text:style-name="P3"><text:span text:style-name="T5">Email(s) given elsewhere in slides!</text:span></text:p>
            <text:p text:style-name="P3"><text:span text:style-name="T5">Gujarati: </text:span><text:span text:style-name="T5"><text:a xlink:href="http://kartikm.wordpress.com/">http://kartikm.wordpress.com</text:a></text:span></text:p>
            <text:p text:style-name="P3"><text:span text:style-name="T5">English: </text:span><text:span text:style-name="T5"><text:a xlink:href="http://ftbfs.wordpress.com/">http://ftbfs.wordpress.com</text:a></text:span></text:p>
            <text:p text:style-name="P3"><text:span text:style-name="T5">This talk: </text:span><text:span text:style-name="T5"><text:a xlink:href="http://github.com/xkartik/talks">http://github.com/xkartik/talks</text:a>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F003959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gu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2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2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3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3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4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4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5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6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6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7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7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8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8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9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0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31.75cm" svg:height="19.473cm" svg:x="2.187cm" svg:y="5.509cm" presentation:class="outline" presentation:placeholder="true">
        <draw:text-box/>
      </draw:frame>
      <draw:frame presentation:style-name="Default-title" draw:layer="backgroundobjects" svg:width="32.507cm" svg:height="4.523cm" svg:x="1.806cm" svg:y="2.2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31.75cm" svg:height="6.774cm" svg:x="2.187cm" svg:y="0.705cm" presentation:class="title" presentation:placeholder="true">
        <draw:text-box/>
      </draw:frame>
      <draw:frame presentation:style-name="Title1-outline1" draw:layer="backgroundobjects" svg:width="14.288cm" svg:height="15.875cm" svg:x="2.187cm" svg:y="7.6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frame presentation:style-name="Title2-title" draw:layer="backgroundobjects" svg:width="31.75cm" svg:height="6.774cm" svg:x="2.187cm" svg:y="0.705cm" presentation:class="title" presentation:placeholder="true">
        <draw:text-box/>
      </draw:frame>
      <draw:frame presentation:style-name="Title2-outline1" draw:layer="backgroundobjects" svg:width="14.288cm" svg:height="15.875cm" svg:x="2.187cm" svg:y="7.6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2-title" draw:layer="backgroundobjects" svg:width="0cm" svg:height="0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frame presentation:style-name="Title3-title" draw:layer="backgroundobjects" svg:width="14.288cm" svg:height="12.475cm" svg:x="2.187cm" svg:y="1.106cm" presentation:class="title" presentation:placeholder="true">
        <draw:text-box/>
      </draw:frame>
      <draw:frame presentation:style-name="Title3-outline1" draw:layer="backgroundobjects" svg:width="14.288cm" svg:height="8.361cm" svg:x="2.187cm" svg:y="13.54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3-title" draw:layer="backgroundobjects" svg:width="0cm" svg:height="0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office:forms form:automatic-focus="false" form:apply-design-mode="false"/>
      <draw:frame presentation:style-name="Title4-title" draw:layer="backgroundobjects" svg:width="31.75cm" svg:height="6.379cm" svg:x="2.187cm" svg:y="15.916cm" presentation:class="title" presentation:placeholder="true">
        <draw:text-box/>
      </draw:frame>
      <draw:frame presentation:style-name="Title4-outline1" draw:layer="backgroundobjects" svg:width="31.75cm" svg:height="4.339cm" svg:x="2.187cm" svg:y="22.25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4-title" draw:layer="backgroundobjects" svg:width="0cm" svg:height="0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office:forms form:automatic-focus="false" form:apply-design-mode="false"/>
      <draw:frame presentation:style-name="Title5-title" draw:layer="backgroundobjects" svg:width="31.397cm" svg:height="9.738cm" svg:x="2.186cm" svg:y="3.808cm" presentation:class="title" presentation:placeholder="true">
        <draw:text-box/>
      </draw:frame>
      <draw:frame presentation:style-name="Title5-outline1" draw:layer="backgroundobjects" svg:width="31.397cm" svg:height="8.361cm" svg:x="2.186cm" svg:y="13.5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5-title" draw:layer="backgroundobjects" svg:width="0cm" svg:height="0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office:forms form:automatic-focus="false" form:apply-design-mode="false"/>
      <draw:frame presentation:style-name="Title6-title" draw:layer="backgroundobjects" svg:width="31.75cm" svg:height="6.774cm" svg:x="2.187cm" svg:y="0.705cm" presentation:class="title" presentation:placeholder="true">
        <draw:text-box/>
      </draw:frame>
      <draw:frame presentation:style-name="Title6-outline1" draw:layer="backgroundobjects" svg:width="14.287cm" svg:height="15.875cm" svg:x="19.649cm" svg:y="7.6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6-title" draw:layer="backgroundobjects" svg:width="0cm" svg:height="0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office:forms form:automatic-focus="false" form:apply-design-mode="false"/>
      <draw:frame presentation:style-name="Title7-title" draw:layer="backgroundobjects" svg:width="31.75cm" svg:height="6.774cm" svg:x="2.187cm" svg:y="0.705cm" presentation:class="title" presentation:placeholder="true">
        <draw:text-box/>
      </draw:frame>
      <draw:frame presentation:style-name="Title7-outline1" draw:layer="backgroundobjects" svg:width="31.75cm" svg:height="15.875cm" svg:x="2.187cm" svg:y="7.6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7-title" draw:layer="backgroundobjects" svg:width="0cm" svg:height="0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office:forms form:automatic-focus="false" form:apply-design-mode="false"/>
      <draw:frame presentation:style-name="Title8-title" draw:layer="backgroundobjects" svg:width="31.75cm" svg:height="6.774cm" svg:x="2.187cm" svg:y="0.705cm" presentation:class="title" presentation:placeholder="true">
        <draw:text-box/>
      </draw:frame>
      <draw:frame presentation:style-name="Title8-outline1" draw:layer="backgroundobjects" svg:width="31.75cm" svg:height="15.875cm" svg:x="2.187cm" svg:y="7.6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8-title" draw:layer="backgroundobjects" svg:width="0cm" svg:height="0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office:forms form:automatic-focus="false" form:apply-design-mode="false"/>
      <draw:frame presentation:style-name="Title9-title" draw:layer="backgroundobjects" svg:width="31.75cm" svg:height="6.774cm" svg:x="2.187cm" svg:y="0.70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9-title" draw:layer="backgroundobjects" svg:width="0cm" svg:height="0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office:forms form:automatic-focus="false" form:apply-design-mode="false"/>
      <draw:frame presentation:style-name="Title10-title" draw:layer="backgroundobjects" svg:width="31.75cm" svg:height="6.774cm" svg:x="2.187cm" svg:y="10.159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0-title" draw:layer="backgroundobjects" svg:width="0cm" svg:height="0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office:forms form:automatic-focus="false" form:apply-design-mode="false"/>
      <presentation:notes style:page-layout-name="PM0">
        <office:forms form:automatic-focus="false" form:apply-design-mode="false"/>
        <draw:page-thumbnail presentation:style-name="Title11-title" draw:layer="backgroundobjects" svg:width="0cm" svg:height="0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date>2009-12-18T10:47:33</dc:date>
    <meta:editing-duration>PT00H18M53S</meta:editing-duration>
    <meta:editing-cycles>15</meta:editing-cycles>
    <meta:document-statistic meta:object-count="86"/>
  </office:meta>
</office:document-meta>
</file>